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image/png"/>
  <manifest:file-entry manifest:full-path="Pictures/1000000000000052000000457E1BF3F8.png" manifest:media-type="image/png"/>
  <manifest:file-entry manifest:full-path="Pictures/10000000000000540000004EFBA56B0B.png" manifest:media-type="image/png"/>
  <manifest:file-entry manifest:full-path="Pictures/10000000000000A3000000ED00A1145D.png" manifest:media-type="image/png"/>
  <manifest:file-entry manifest:full-path="Pictures/10000000000001CB00000130F6C77D09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53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48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863cm"/>
    </style:style>
    <style:style style:name="pr1" style:family="presentation" style:parent-style-name="預設-title">
      <style:graphic-properties fo:min-height="3.506cm"/>
    </style:style>
    <style:style style:name="pr2" style:family="presentation" style:parent-style-name="預設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g>
          <draw:frame draw:style-name="gr1" draw:text-style-name="P1" draw:layer="layout" svg:width="12.143cm" svg:height="8.042cm" svg:x="11.8cm" svg:y="7.2cm">
            <draw:image xlink:href="Pictures/10000000000001CB00000130F6C77D09.png" xlink:type="simple" xlink:show="embed" xlink:actuate="onLoad">
              <text:p/>
            </draw:image>
          </draw:frame>
          <draw:frame draw:style-name="gr1" draw:text-style-name="P1" draw:layer="layout" svg:width="6.7cm" svg:height="8.8cm" svg:x="5.1cm" svg:y="6.8cm">
            <draw:image xlink:href="Pictures/10000000000000A3000000ED00A1145D.png" xlink:type="simple" xlink:show="embed" xlink:actuate="onLoad">
              <text:p/>
            </draw:image>
          </draw:frame>
          <draw:frame draw:style-name="gr2" draw:text-style-name="P2" draw:layer="layout" svg:width="1.213cm" svg:height="1.348cm" svg:x="3.433cm" svg:y="14.168cm">
            <draw:text-box>
              <text:p><text:span text:style-name="T1">R</text:span></text:p>
            </draw:text-box>
          </draw:frame>
          <draw:frame draw:style-name="gr2" draw:text-style-name="P2" draw:layer="layout" svg:width="1.603cm" svg:height="1.348cm" svg:x="3.4cm" svg:y="10.6cm">
            <draw:text-box>
              <text:p><text:span text:style-name="T1">en</text:span></text:p>
            </draw:text-box>
          </draw:frame>
          <draw:frame draw:style-name="gr2" draw:text-style-name="P2" draw:layer="layout" svg:width="1.158cm" svg:height="1.348cm" svg:x="3.5cm" svg:y="7.052cm">
            <draw:text-box>
              <text:p><text:span text:style-name="T1">S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預設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g>
          <draw:frame draw:style-name="gr1" draw:text-style-name="P1" draw:layer="layout" svg:width="1.376cm" svg:height="2.078cm" svg:x="3.196cm" svg:y="9.2cm">
            <draw:image xlink:href="Pictures/10000000000000540000004EFBA56B0B.png" xlink:type="simple" xlink:show="embed" xlink:actuate="onLoad">
              <text:p/>
            </draw:image>
          </draw:frame>
          <draw:line draw:style-name="gr4" draw:text-style-name="P1" draw:layer="layout" svg:x1="0.5cm" svg:y1="10.144cm" svg:x2="3.253cm" svg:y2="10.144cm">
            <text:p/>
          </draw:line>
          <draw:line draw:style-name="gr4" draw:text-style-name="P1" draw:layer="layout" svg:x1="2.68cm" svg:y1="10.144cm" svg:x2="2.68cm" svg:y2="11.844cm">
            <text:p/>
          </draw:line>
          <draw:line draw:style-name="gr4" draw:text-style-name="P1" draw:layer="layout" svg:x1="2.68cm" svg:y1="11.844cm" svg:x2="6.254cm" svg:y2="11.844cm">
            <text:p/>
          </draw:line>
          <draw:line draw:style-name="gr4" draw:text-style-name="P1" draw:layer="layout" svg:x1="4.515cm" svg:y1="10.239cm" svg:x2="6.254cm" svg:y2="10.239cm">
            <text:p/>
          </draw:line>
          <draw:frame draw:style-name="gr1" draw:text-style-name="P1" draw:layer="layout" svg:width="2.162cm" svg:height="3.022cm" svg:x="5.508cm" svg:y="9.578cm">
            <draw:image xlink:href="Pictures/1000000000000052000000457E1BF3F8.png" xlink:type="simple" xlink:show="embed" xlink:actuate="onLoad">
              <text:p/>
            </draw:image>
          </draw:frame>
          <draw:line draw:style-name="gr4" draw:text-style-name="P1" draw:layer="layout" svg:x1="9.849cm" svg:y1="11.089cm" svg:x2="11.787cm" svg:y2="11.089cm">
            <text:p/>
          </draw:line>
          <draw:line draw:style-name="gr4" draw:text-style-name="P1" draw:layer="layout" svg:x1="7.613cm" svg:y1="10.994cm" svg:x2="8.633cm" svg:y2="10.994cm">
            <text:p/>
          </draw:line>
          <draw:frame draw:style-name="gr1" draw:text-style-name="P1" draw:layer="layout" svg:width="1.388cm" svg:height="2.078cm" svg:x="8.518cm" svg:y="10.05cm">
            <draw:image xlink:href="Pictures/10000000000000540000004EFBA56B0B.png" xlink:type="simple" xlink:show="embed" xlink:actuate="onLoad">
              <text:p/>
            </draw:image>
          </draw:frame>
        </draw:g>
        <draw:frame draw:style-name="gr1" draw:text-style-name="P1" draw:layer="layout" svg:width="10.322cm" svg:height="8.042cm" svg:x="17.378cm" svg:y="7.2cm">
          <draw:image xlink:href="Pictures/10000000000001CB00000130F6C77D09.png" xlink:type="simple" xlink:show="embed" xlink:actuate="onLoad">
            <text:p/>
          </draw:image>
        </draw:frame>
        <draw:frame draw:style-name="gr1" draw:text-style-name="P1" draw:layer="layout" svg:width="5.695cm" svg:height="8.8cm" svg:x="11.683cm" svg:y="6.8cm">
          <draw:image xlink:href="Pictures/10000000000000A3000000ED00A1145D.png" xlink:type="simple" xlink:show="embed" xlink:actuate="onLoad">
            <text:p/>
          </draw:image>
        </draw:frame>
        <draw:frame draw:style-name="gr5" draw:text-style-name="P2" draw:layer="layout" svg:width="1.213cm" svg:height="1.348cm" svg:x="10.267cm" svg:y="14.168cm">
          <draw:text-box>
            <text:p><text:span text:style-name="T1">R</text:span></text:p>
          </draw:text-box>
        </draw:frame>
        <draw:frame draw:style-name="gr6" draw:text-style-name="P2" draw:layer="layout" svg:width="1.158cm" svg:height="1.348cm" svg:x="10.323cm" svg:y="7.052cm">
          <draw:text-box>
            <text:p><text:span text:style-name="T1">S</text:span></text:p>
          </draw:text-box>
        </draw:frame>
        <draw:frame draw:style-name="gr7" draw:text-style-name="P2" draw:layer="layout" svg:width="2.6cm" svg:height="1.348cm" svg:x="0.4cm" svg:y="8.252cm">
          <draw:text-box>
            <text:p><text:span text:style-name="T1">clk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91" draw:display-name="Hatching 9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微軟正黑體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軟正黑體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3" svg:stroke-width="0.2cm" svg:stroke-color="#000000" draw:marker-start-width="0.5cm" draw:marker-end-width="0.5cm" draw:fill="none" draw:fill-gradient-name="Gradient_20_7" draw:fill-hatch-name="Hatching_20_9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軟正黑體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軟正黑體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軟正黑體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軟正黑體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編號&gt;</text:page-number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編號&gt;</text:page-number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25T16:31:09.07</meta:creation-date>
    <dc:date>2013-10-25T17:43:00.96</dc:date>
    <meta:editing-duration>PT41M19S</meta:editing-duration>
    <meta:editing-cycles>1</meta:editing-cycles>
    <meta:document-statistic meta:object-count="48"/>
    <meta:generator>LibreOffice/3.5$Windows_x86 LibreOffice_project/7122e39-92ed229-498d286-15e43b4-d70da21</meta:generator>
  </office:meta>
</office:document-meta>
</file>